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text-properties fo:font-size="11pt" style:font-size-asian="11pt" style:font-size-complex="11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509cm" svg:height="6.35cm" svg:x="2.31cm" svg:y="2.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87cm" svg:height="0.683cm" svg:x="8.533cm" svg:y="7.858cm">
          <draw:text-box>
            <text:p><text:span text:style-name="T1">Container</text:span></text:p>
          </draw:text-box>
        </draw:frame>
        <draw:custom-shape draw:style-name="gr3" draw:text-style-name="P1" draw:layer="layout" svg:width="3.81cm" svg:height="2.032cm" svg:x="4.342cm" svg:y="3.79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319cm" svg:height="0.645cm" svg:x="8.734cm" svg:y="4.159cm">
          <draw:text-box>
            <text:p text:style-name="P3"><text:span text:style-name="T2">Right</text:span></text:p>
          </draw:text-box>
        </draw:frame>
        <draw:frame draw:style-name="gr2" draw:text-style-name="P3" draw:layer="layout" svg:width="1.069cm" svg:height="0.645cm" svg:x="6.234cm" svg:y="2.76cm">
          <draw:text-box>
            <text:p text:style-name="P3"><text:span text:style-name="T2">Top</text:span></text:p>
          </draw:text-box>
        </draw:frame>
        <draw:frame draw:style-name="gr2" draw:text-style-name="P3" draw:layer="layout" svg:width="1.086cm" svg:height="0.645cm" svg:x="2.734cm" svg:y="4.16cm">
          <draw:text-box>
            <text:p text:style-name="P3"><text:span text:style-name="T2">Left</text:span></text:p>
          </draw:text-box>
        </draw:frame>
        <draw:frame draw:style-name="gr2" draw:text-style-name="P3" draw:layer="layout" svg:width="1.611cm" svg:height="0.645cm" svg:x="6.134cm" svg:y="6.86cm">
          <draw:text-box>
            <text:p text:style-name="P3"><text:span text:style-name="T2">Bottom</text:span></text:p>
          </draw:text-box>
        </draw:frame>
        <draw:frame draw:style-name="gr2" draw:text-style-name="P3" draw:layer="layout" svg:width="1.395cm" svg:height="0.645cm" svg:x="4.834cm" svg:y="4.76cm">
          <draw:text-box>
            <text:p text:style-name="P3"><text:span text:style-name="T2">Width</text:span></text:p>
          </draw:text-box>
        </draw:frame>
        <draw:frame draw:style-name="gr2" draw:text-style-name="P3" draw:layer="layout" svg:width="1.514cm" svg:height="0.645cm" svg:x="6.12cm" svg:y="4.038cm">
          <draw:text-box>
            <text:p text:style-name="P3"><text:span text:style-name="T2">Height</text:span></text:p>
          </draw:text-box>
        </draw:frame>
        <draw:line draw:style-name="gr4" draw:text-style-name="P4" draw:layer="layout" svg:x1="4.342cm" svg:y1="4.81cm" svg:x2="8.152cm" svg:y2="4.81cm">
          <text:p/>
        </draw:line>
        <draw:line draw:style-name="gr4" draw:text-style-name="P4" draw:layer="layout" svg:x1="6.12cm" svg:y1="3.794cm" svg:x2="6.12cm" svg:y2="2.27cm">
          <text:p/>
        </draw:line>
        <draw:line draw:style-name="gr4" draw:text-style-name="P4" draw:layer="layout" svg:x1="8.152cm" svg:y1="4.81cm" svg:x2="10.819cm" svg:y2="4.81cm">
          <text:p/>
        </draw:line>
        <draw:line draw:style-name="gr4" draw:text-style-name="P4" draw:layer="layout" svg:x1="6.12cm" svg:y1="8.62cm" svg:x2="6.12cm" svg:y2="5.826cm">
          <text:p/>
        </draw:line>
        <draw:line draw:style-name="gr4" draw:text-style-name="P4" draw:layer="layout" svg:x1="6.12cm" svg:y1="5.826cm" svg:x2="6.12cm" svg:y2="3.794cm">
          <text:p/>
        </draw:line>
        <draw:line draw:style-name="gr4" draw:text-style-name="P4" draw:layer="layout" svg:x1="2.31cm" svg:y1="4.81cm" svg:x2="4.342cm" svg:y2="4.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quare" svg:viewBox="0 0 10 10" svg:d="m0 0h10v10h-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v </meta:initial-creator>
    <meta:creation-date>2012-05-24T08:28:03</meta:creation-date>
    <dc:date>2012-11-14T15:40:09</dc:date>
    <dc:creator>vv </dc:creator>
    <meta:editing-duration>PT4H37M32S</meta:editing-duration>
    <meta:editing-cycles>16</meta:editing-cycles>
    <meta:generator>LibreOffice/3.5$Linux_x86 LibreOffice_project/350m1$Build-2</meta:generator>
    <meta:document-statistic meta:object-count="15"/>
  </office:meta>
</office:document-meta>
</file>